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4.04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3.394cm"/>
    </style:style>
    <style:style style:name="ro1" style:family="table-row">
      <style:table-row-properties style:row-height="0.57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1.122cm" fo:break-before="auto" style:use-optimal-row-height="false"/>
    </style:style>
    <style:style style:name="ro6" style:family="table-row">
      <style:table-row-properties style:row-height="0.466cm" fo:break-before="auto" style:use-optimal-row-height="false"/>
    </style:style>
    <style:style style:name="ro7" style:family="table-row">
      <style:table-row-properties style:row-height="0.487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2014-15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3c3c3c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ackground-color="transparent" fo:border="none" fo:padding="0.071cm" style:rotation-align="none"/>
    </style:style>
    <style:style style:name="ce5" style:family="table-cell" style:parent-style-name="Excel_20_Built-in_20_Normal">
      <style:table-cell-properties fo:background-color="transparent" fo:padding="0.071cm"/>
    </style:style>
    <style:style style:name="ce6" style:family="table-cell" style:parent-style-name="Excel_20_Built-in_20_Normal">
      <style:table-cell-properties fo:border-bottom="0.74pt solid #3c3c3c" style:diagonal-bl-tr="none" style:diagonal-tl-br="none" fo:background-color="transparent" fo:border-left="none" fo:padding="0.071cm" fo:border-right="none" style:rotation-align="none" fo:border-top="none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</style:style>
    <style:style style:name="ce8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Excel_20_Built-in_20_Normal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" style:family="table-cell" style:parent-style-name="Excel_20_Built-in_20_Normal" style:data-style-name="N1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>
        <style:hyperlink xlink:href="http://anjos.mgi.polymtl.ca/qaplib/soln.d/sko100b.sln" xlink:type="simple"/>
      </style:table-cell-properties>
      <style:paragraph-properties fo:text-align="center" css3t:text-justify="auto" fo:margin-left="0cm" style:writing-mode="page"/>
    </style:style>
    <style:style style:name="ce15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>
        <style:hyperlink xlink:href="http://anjos.mgi.polymtl.ca/qaplib/soln.d/sko100c.sln" xlink:type="simple"/>
      </style:table-cell-properties>
      <style:paragraph-properties fo:text-align="center" css3t:text-justify="auto" fo:margin-left="0cm" style:writing-mode="page"/>
    </style:style>
    <style:style style:name="ce16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>
        <style:hyperlink xlink:href="http://anjos.mgi.polymtl.ca/qaplib/soln.d/sko100d.sln" xlink:type="simple"/>
      </style:table-cell-properties>
      <style:paragraph-properties fo:text-align="center" css3t:text-justify="auto" fo:margin-left="0cm" style:writing-mode="page"/>
    </style:style>
    <style:style style:name="ce17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>
        <style:hyperlink xlink:href="http://anjos.mgi.polymtl.ca/qaplib/soln.d/sko100e.sln" xlink:type="simple"/>
      </style:table-cell-properties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Excel_20_Built-in_20_Normal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20" style:family="table-cell" style:parent-style-name="Excel_20_Built-in_20_Normal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21" style:family="table-cell" style:parent-style-name="Excel_20_Built-in_20_Normal">
      <style:table-cell-properties style:glyph-orientation-vertical="0" fo:border-bottom="0.06pt solid #000000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2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4" style:family="table-cell" style:parent-style-name="Excel_20_Built-in_20_Normal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" style:family="table-cell" style:parent-style-name="Excel_20_Built-in_20_Normal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6" style:family="table-cell" style:parent-style-name="Excel_20_Built-in_20_Normal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7" style:family="table-cell" style:parent-style-name="Excel_20_Built-in_20_Normal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Excel_20_Built-in_20_Normal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Excel_20_Built-in_20_Normal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071cm" fo:border-right="1.76pt solid #3c3c3c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">
      <style:table-cell-properties style:glyph-orientation-vertical="0" fo:border-bottom="1.76pt solid #3c3c3c" fo:background-color="#ffff0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order-bottom="1.76pt solid #3c3c3c" fo:background-color="#ffff0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1.76pt solid #3c3c3c" fo:background-color="#ffff0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1.7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1.7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2">
      <style:table-cell-properties style:glyph-orientation-vertical="0" fo:border-bottom="1.76pt solid #3c3c3c" fo:background-color="#ffff0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style:glyph-orientation-vertical="0" fo:border-bottom="1.76pt solid #3c3c3c" fo:background-color="#ffff0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1.7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2014-15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8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18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<text:span text:style-name="T1">Semilla:</text:span><text:span text:style-name="T2"> 28345234</text:span></text:p>
          </table:table-cell>
          <table:table-cell table:style-name="ce9"/>
          <table:table-cell table:style-name="ce2" table:number-columns-repeated="5"/>
          <table:table-cell table:style-name="ce47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9" table:number-columns-repeated="3"/>
          <table:table-cell table:style-name="ce2"/>
          <table:table-cell table:style-name="ce30" office:value-type="string" calcext:value-type="string" table:number-columns-spanned="4" table:number-rows-spanned="1">
            <text:p>Algoritmo Greedy</text:p>
          </table:table-cell>
          <table:covered-table-cell table:number-columns-repeated="2" table:style-name="ce36"/>
          <table:covered-table-cell table:style-name="ce44"/>
          <table:table-cell table:style-name="ce48"/>
          <table:table-cell table:style-name="ce52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Caso</text:p>
          </table:table-cell>
          <table:table-cell table:style-name="ce10" office:value-type="string" calcext:value-type="string">
            <text:p>Tamaño</text:p>
          </table:table-cell>
          <table:table-cell table:style-name="ce10" office:value-type="string" calcext:value-type="string">
            <text:p>Mejor coste conocido</text:p>
          </table:table-cell>
          <table:table-cell table:style-name="ce10" office:value-type="string" calcext:value-type="string">
            <text:p>¿Optima?</text:p>
          </table:table-cell>
          <table:table-cell table:style-name="ce2"/>
          <table:table-cell table:style-name="ce31" office:value-type="string" calcext:value-type="string">
            <text:p>Caso</text:p>
          </table:table-cell>
          <table:table-cell table:style-name="ce37" office:value-type="string" calcext:value-type="string">
            <text:p>Coste obtenido</text:p>
          </table:table-cell>
          <table:table-cell table:style-name="ce30" office:value-type="string" calcext:value-type="string">
            <text:p>Desv</text:p>
          </table:table-cell>
          <table:table-cell table:style-name="ce44" office:value-type="string" calcext:value-type="string">
            <text:p>Tiempo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2" office:value-type="string" calcext:value-type="string">
            <text:p>Chr20b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298" calcext:value-type="float">
            <text:p>229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Chr20b</text:p>
          </table:table-cell>
          <table:table-cell table:style-name="ce38" office:value-type="float" office:value="8916" calcext:value-type="float">
            <text:p>8916</text:p>
          </table:table-cell>
          <table:table-cell table:style-name="ce43" table:formula="of:=100*([.G4]-[.C4])/[.C4]" office:value-type="float" office:value="287.98955613577" calcext:value-type="float">
            <text:p>287,99</text:p>
          </table:table-cell>
          <table:table-cell table:style-name="ce45" office:value-type="float" office:value="0.01" calcext:value-type="float">
            <text:p>0,0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2" office:value-type="string" calcext:value-type="string">
            <text:p>Chr20c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4142" calcext:value-type="float">
            <text:p>14142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Chr20c</text:p>
          </table:table-cell>
          <table:table-cell table:style-name="ce38" office:value-type="float" office:value="78030" calcext:value-type="float">
            <text:p>78030</text:p>
          </table:table-cell>
          <table:table-cell table:style-name="ce43" table:formula="of:=100*([.G5]-[.C5])/[.C5]" office:value-type="float" office:value="451.760712770471" calcext:value-type="float">
            <text:p>451,76</text:p>
          </table:table-cell>
          <table:table-cell table:style-name="ce45" office:value-type="float" office:value="0.01" calcext:value-type="float">
            <text:p>0,0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2" office:value-type="string" calcext:value-type="string">
            <text:p>Chr22a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56" calcext:value-type="float">
            <text:p>6156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Chr22a</text:p>
          </table:table-cell>
          <table:table-cell table:style-name="ce38" office:value-type="float" office:value="13358" calcext:value-type="float">
            <text:p>13358</text:p>
          </table:table-cell>
          <table:table-cell table:style-name="ce43" table:formula="of:=100*([.G6]-[.C6])/[.C6]" office:value-type="float" office:value="116.991552956465" calcext:value-type="float">
            <text:p>116,99</text:p>
          </table:table-cell>
          <table:table-cell table:style-name="ce45" office:value-type="float" office:value="0.01" calcext:value-type="float">
            <text:p>0,01</text:p>
          </table:table-cell>
          <table:table-cell table:style-name="ce49"/>
          <table:table-cell table:style-name="ce51" office:value-type="string" calcext:value-type="string">
            <text:p>Media Desv:</text:p>
          </table:table-cell>
          <table:table-cell table:style-name="ce55" table:formula="of:=SUM([.H4:.H23])/[.B1]" office:value-type="float" office:value="71.8795404703661" calcext:value-type="float">
            <text:p>71,8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r22b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94" calcext:value-type="float">
            <text:p>619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Chr22b</text:p>
          </table:table-cell>
          <table:table-cell table:style-name="ce38" office:value-type="float" office:value="14620" calcext:value-type="float">
            <text:p>14620</text:p>
          </table:table-cell>
          <table:table-cell table:style-name="ce43" table:formula="of:=100*([.G7]-[.C7])/[.C7]" office:value-type="float" office:value="136.034872457217" calcext:value-type="float">
            <text:p>136,03</text:p>
          </table:table-cell>
          <table:table-cell table:style-name="ce45" office:value-type="float" office:value="0.01" calcext:value-type="float">
            <text:p>0,01</text:p>
          </table:table-cell>
          <table:table-cell table:style-name="ce49"/>
          <table:table-cell table:style-name="ce51" office:value-type="string" calcext:value-type="string">
            <text:p>Media Tiempo:</text:p>
          </table:table-cell>
          <table:table-cell table:style-name="ce55" table:formula="of:=SUM([.I4:.I23])/[.B1]" office:value-type="float" office:value="0.00558725" calcext:value-type="float">
            <text:p>0,0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ls1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212548" calcext:value-type="float">
            <text:p>1721254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Els19</text:p>
          </table:table-cell>
          <table:table-cell table:style-name="ce38" office:value-type="float" office:value="38627698" calcext:value-type="float">
            <text:p>38627698</text:p>
          </table:table-cell>
          <table:table-cell table:style-name="ce43" table:formula="of:=100*([.G8]-[.C8])/[.C8]" office:value-type="float" office:value="124.415920292568" calcext:value-type="float">
            <text:p>124,42</text:p>
          </table:table-cell>
          <table:table-cell table:style-name="ce45" office:value-type="float" office:value="0.01" calcext:value-type="float">
            <text:p>0,0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4" office:value-type="string" calcext:value-type="string">
            <text:p>Esc32b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68" calcext:value-type="float">
            <text:p>16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Esc32b</text:p>
          </table:table-cell>
          <table:table-cell table:style-name="ce38" office:value-type="float" office:value="324" calcext:value-type="float">
            <text:p>324</text:p>
          </table:table-cell>
          <table:table-cell table:style-name="ce43" table:formula="of:=100*([.G9]-[.C9])/[.C9]" office:value-type="float" office:value="92.8571428571429" calcext:value-type="float">
            <text:p>92,86</text:p>
          </table:table-cell>
          <table:table-cell table:style-name="ce45" office:value-type="float" office:value="0.01" calcext:value-type="float">
            <text:p>0,0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2" office:value-type="string" calcext:value-type="string">
            <text:p>Kra30b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1420" calcext:value-type="float">
            <text:p>91420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Kra30b</text:p>
          </table:table-cell>
          <table:table-cell table:style-name="ce38" office:value-type="float" office:value="117230" calcext:value-type="float">
            <text:p>117230</text:p>
          </table:table-cell>
          <table:table-cell table:style-name="ce43" table:formula="of:=100*([.G10]-[.C10])/[.C10]" office:value-type="float" office:value="28.2323342813389" calcext:value-type="float">
            <text:p>28,23</text:p>
          </table:table-cell>
          <table:table-cell table:style-name="ce45" office:value-type="float" office:value="0.01" calcext:value-type="float">
            <text:p>0,0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4" office:value-type="string" calcext:value-type="string">
            <text:p>Lipa90b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490441" calcext:value-type="float">
            <text:p>12490441</text:p>
          </table:table-cell>
          <table:table-cell table:style-name="ce22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Lipa90b</text:p>
          </table:table-cell>
          <table:table-cell table:style-name="ce38" office:value-type="float" office:value="16174574" calcext:value-type="float">
            <text:p>16174574</text:p>
          </table:table-cell>
          <table:table-cell table:style-name="ce43" table:formula="of:=100*([.G11]-[.C11])/[.C11]" office:value-type="float" office:value="29.4956198904426" calcext:value-type="float">
            <text:p>29,50</text:p>
          </table:table-cell>
          <table:table-cell table:style-name="ce45" office:value-type="float" office:value="0.000579" calcext:value-type="float">
            <text:p>0,00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5" office:value-type="string" calcext:value-type="string">
            <text:p>Nug3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6124" calcext:value-type="float">
            <text:p>612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Nug30</text:p>
          </table:table-cell>
          <table:table-cell table:style-name="ce38" office:value-type="float" office:value="7410" calcext:value-type="float">
            <text:p>7410</text:p>
          </table:table-cell>
          <table:table-cell table:style-name="ce43" table:formula="of:=100*([.G12]-[.C12])/[.C12]" office:value-type="float" office:value="20.9993468321359" calcext:value-type="float">
            <text:p>21,00</text:p>
          </table:table-cell>
          <table:table-cell table:style-name="ce45" office:value-type="float" office:value="0.01" calcext:value-type="float">
            <text:p>0,0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5" office:value-type="string" calcext:value-type="string">
            <text:p>Sko56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4458" calcext:value-type="float">
            <text:p>3445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56</text:p>
          </table:table-cell>
          <table:table-cell table:style-name="ce38" office:value-type="float" office:value="40512" calcext:value-type="float">
            <text:p>40512</text:p>
          </table:table-cell>
          <table:table-cell table:style-name="ce43" table:formula="of:=100*([.G13]-[.C13])/[.C13]" office:value-type="float" office:value="17.5692146961518" calcext:value-type="float">
            <text:p>17,57</text:p>
          </table:table-cell>
          <table:table-cell table:style-name="ce45" office:value-type="float" office:value="0.01" calcext:value-type="float">
            <text:p>0,0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5" office:value-type="string" calcext:value-type="string">
            <text:p>Sko6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48498" calcext:value-type="float">
            <text:p>484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64</text:p>
          </table:table-cell>
          <table:table-cell table:style-name="ce38" office:value-type="float" office:value="56086" calcext:value-type="float">
            <text:p>56086</text:p>
          </table:table-cell>
          <table:table-cell table:style-name="ce43" table:formula="of:=100*([.G14]-[.C14])/[.C14]" office:value-type="float" office:value="15.6460060208668" calcext:value-type="float">
            <text:p>15,65</text:p>
          </table:table-cell>
          <table:table-cell table:style-name="ce45" office:value-type="float" office:value="0.00011" calcext:value-type="float">
            <text:p>0,00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5" office:value-type="string" calcext:value-type="string">
            <text:p>Sko7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6256" calcext:value-type="float">
            <text:p>66256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72</text:p>
          </table:table-cell>
          <table:table-cell table:style-name="ce38" office:value-type="float" office:value="77296" calcext:value-type="float">
            <text:p>77296</text:p>
          </table:table-cell>
          <table:table-cell table:style-name="ce43" table:formula="of:=100*([.G15]-[.C15])/[.C15]" office:value-type="float" office:value="16.6626418739435" calcext:value-type="float">
            <text:p>16,66</text:p>
          </table:table-cell>
          <table:table-cell table:style-name="ce45" office:value-type="float" office:value="0.01" calcext:value-type="float">
            <text:p>0,0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5" office:value-type="string" calcext:value-type="string">
            <text:p>Sko81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90998" calcext:value-type="float">
            <text:p>909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81</text:p>
          </table:table-cell>
          <table:table-cell table:style-name="ce38" office:value-type="float" office:value="102664" calcext:value-type="float">
            <text:p>102664</text:p>
          </table:table-cell>
          <table:table-cell table:style-name="ce43" table:formula="of:=100*([.G16]-[.C16])/[.C16]" office:value-type="float" office:value="12.8200619793842" calcext:value-type="float">
            <text:p>12,82</text:p>
          </table:table-cell>
          <table:table-cell table:style-name="ce45" office:value-type="float" office:value="0.000113" calcext:value-type="float">
            <text:p>0,00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5" office:value-type="string" calcext:value-type="string">
            <text:p>Sko9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15534" calcext:value-type="float">
            <text:p>115534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90</text:p>
          </table:table-cell>
          <table:table-cell table:style-name="ce39" office:value-type="float" office:value="131406" calcext:value-type="float">
            <text:p>131406</text:p>
          </table:table-cell>
          <table:table-cell table:style-name="ce43" table:formula="of:=100*([.G17]-[.C17])/[.C17]" office:value-type="float" office:value="13.7379472709332" calcext:value-type="float">
            <text:p>13,74</text:p>
          </table:table-cell>
          <table:table-cell table:style-name="ce45" office:value-type="float" office:value="0.000135" calcext:value-type="float">
            <text:p>0,00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1">
          <table:table-cell table:style-name="ce5" office:value-type="string" calcext:value-type="string">
            <text:p>Sko100a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152002" calcext:value-type="float">
            <text:p>152002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a</text:p>
          </table:table-cell>
          <table:table-cell table:style-name="ce38" office:value-type="float" office:value="176336" calcext:value-type="float">
            <text:p>176336</text:p>
          </table:table-cell>
          <table:table-cell table:style-name="ce43" table:formula="of:=100*([.G18]-[.C18])/[.C18]" office:value-type="float" office:value="16.0089998815805" calcext:value-type="float">
            <text:p>16,01</text:p>
          </table:table-cell>
          <table:table-cell table:style-name="ce45" office:value-type="float" office:value="0.000161" calcext:value-type="float">
            <text:p>0,00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>
            <text:p>Sko100b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153890" calcext:value-type="float">
            <text:p>153890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b</text:p>
          </table:table-cell>
          <table:table-cell table:style-name="ce38" office:value-type="float" office:value="169670" calcext:value-type="float">
            <text:p>169670</text:p>
          </table:table-cell>
          <table:table-cell table:style-name="ce43" table:formula="of:=100*([.G19]-[.C19])/[.C19]" office:value-type="float" office:value="10.2540775878875" calcext:value-type="float">
            <text:p>10,25</text:p>
          </table:table-cell>
          <table:table-cell table:style-name="ce45" office:value-type="float" office:value="0.00016" calcext:value-type="float">
            <text:p>0,00</text:p>
          </table:table-cell>
          <table:table-cell table:style-name="ce50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>
            <text:p>Sko100c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147862" calcext:value-type="float">
            <text:p>147862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c</text:p>
          </table:table-cell>
          <table:table-cell table:style-name="ce38" office:value-type="float" office:value="170174" calcext:value-type="float">
            <text:p>170174</text:p>
          </table:table-cell>
          <table:table-cell table:style-name="ce43" table:formula="of:=100*([.G20]-[.C20])/[.C20]" office:value-type="float" office:value="15.0897458440979" calcext:value-type="float">
            <text:p>15,09</text:p>
          </table:table-cell>
          <table:table-cell table:style-name="ce45" office:value-type="float" office:value="0.000166" calcext:value-type="float">
            <text:p>0,00</text:p>
          </table:table-cell>
          <table:table-cell table:style-name="ce51" table:number-columns-repeated="2"/>
          <table:table-cell table:style-name="ce56"/>
          <table:table-cell table:number-columns-repeated="1012"/>
        </table:table-row>
        <table:table-row table:style-name="ro1">
          <table:table-cell table:style-name="ce5" office:value-type="string" calcext:value-type="string">
            <text:p>Sko100d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149576" calcext:value-type="float">
            <text:p>149576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d</text:p>
          </table:table-cell>
          <table:table-cell table:style-name="ce38" office:value-type="float" office:value="171598" calcext:value-type="float">
            <text:p>171598</text:p>
          </table:table-cell>
          <table:table-cell table:style-name="ce43" table:formula="of:=100*([.G21]-[.C21])/[.C21]" office:value-type="float" office:value="14.7229502059154" calcext:value-type="float">
            <text:p>14,72</text:p>
          </table:table-cell>
          <table:table-cell table:style-name="ce45" office:value-type="float" office:value="0.000161" calcext:value-type="float">
            <text:p>0,00</text:p>
          </table:table-cell>
          <table:table-cell table:style-name="ce51" table:number-columns-repeated="2"/>
          <table:table-cell table:style-name="ce56"/>
          <table:table-cell table:number-columns-repeated="1012"/>
        </table:table-row>
        <table:table-row table:style-name="ro1">
          <table:table-cell table:style-name="ce5" office:value-type="string" calcext:value-type="string">
            <text:p>Sko100e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149150" calcext:value-type="float">
            <text:p>149150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e</text:p>
          </table:table-cell>
          <table:table-cell table:style-name="ce39" office:value-type="float" office:value="172328" calcext:value-type="float">
            <text:p>172328</text:p>
          </table:table-cell>
          <table:table-cell table:style-name="ce43" table:formula="of:=100*([.G22]-[.C22])/[.C22]" office:value-type="float" office:value="15.5400603419376" calcext:value-type="float">
            <text:p>15,54</text:p>
          </table:table-cell>
          <table:table-cell table:style-name="ce45" office:value-type="float" office:value="0.00016" calcext:value-type="float">
            <text:p>0,00</text:p>
          </table:table-cell>
          <table:table-cell table:style-name="ce34"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6" office:value-type="string" calcext:value-type="string">
            <text:p>Wil5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8816" calcext:value-type="float">
            <text:p>48816</text:p>
          </table:table-cell>
          <table:table-cell table:style-name="ce24" office:value-type="string" calcext:value-type="string">
            <text:p>No</text:p>
          </table:table-cell>
          <table:table-cell table:style-name="ce2"/>
          <table:table-cell table:style-name="ce33" office:value-type="string" calcext:value-type="string">
            <text:p>Wil50</text:p>
          </table:table-cell>
          <table:table-cell table:style-name="ce40" office:value-type="float" office:value="49188" calcext:value-type="float">
            <text:p>49188</text:p>
          </table:table-cell>
          <table:table-cell table:style-name="ce43" table:formula="of:=100*([.G23]-[.C23])/[.C23]" office:value-type="float" office:value="0.76204523107178" calcext:value-type="float">
            <text:p>0,76</text:p>
          </table:table-cell>
          <table:table-cell table:style-name="ce45" office:value-type="float" office:value="0.01" calcext:value-type="float">
            <text:p>0,01</text:p>
          </table:table-cell>
          <table:table-cell table:style-name="ce34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5"/>
          <table:table-cell table:style-name="ce8" table:number-columns-repeated="2"/>
          <table:table-cell table:style-name="ce11"/>
          <table:table-cell table:style-name="ce2"/>
          <table:table-cell table:style-name="ce34"/>
          <table:table-cell table:style-name="ce41" table:number-columns-repeated="3"/>
          <table:table-cell table:style-name="ce34" table:number-columns-repeated="2"/>
          <table:table-cell table:style-name="ce41"/>
          <table:table-cell table:number-columns-repeated="1012"/>
        </table:table-row>
        <table:table-row table:style-name="ro3">
          <table:table-cell table:style-name="ce7" table:number-columns-repeated="9"/>
          <table:table-cell table:number-columns-repeated="1015"/>
        </table:table-row>
        <table:table-row table:style-name="ro4">
          <table:table-cell table:style-name="ce1" office:value-type="string" calcext:value-type="string">
            <text:p>Nº casos: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<text:span text:style-name="T1">Semilla:</text:span><text:span text:style-name="T2"> 28345234</text:span></text:p>
          </table:table-cell>
          <table:table-cell table:style-name="ce9"/>
          <table:table-cell table:style-name="ce2" table:number-columns-repeated="5"/>
          <table:table-cell table:style-name="ce47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9" table:number-columns-repeated="3"/>
          <table:table-cell table:style-name="ce2"/>
          <table:table-cell table:style-name="ce30" office:value-type="string" calcext:value-type="string" table:number-columns-spanned="4" table:number-rows-spanned="1">
            <text:p>Algoritmo SCH</text:p>
          </table:table-cell>
          <table:covered-table-cell table:number-columns-repeated="2" table:style-name="ce36"/>
          <table:covered-table-cell table:style-name="ce44" office:value-type="float" office:value="0.01" calcext:value-type="float">
            <text:p>0,01</text:p>
          </table:covered-table-cell>
          <table:table-cell table:style-name="ce48"/>
          <table:table-cell table:style-name="ce52" table:number-columns-repeated="2"/>
          <table:table-cell table:number-columns-repeated="1012"/>
        </table:table-row>
        <table:table-row table:style-name="ro5">
          <table:table-cell table:style-name="ce3" office:value-type="string" calcext:value-type="string">
            <text:p>Caso</text:p>
          </table:table-cell>
          <table:table-cell table:style-name="ce10" office:value-type="string" calcext:value-type="string">
            <text:p>Tamaño</text:p>
          </table:table-cell>
          <table:table-cell table:style-name="ce10" office:value-type="string" calcext:value-type="string">
            <text:p>Mejor coste conocido</text:p>
          </table:table-cell>
          <table:table-cell table:style-name="ce10" office:value-type="string" calcext:value-type="string">
            <text:p>¿Optima?</text:p>
          </table:table-cell>
          <table:table-cell table:style-name="ce2"/>
          <table:table-cell table:style-name="ce31" office:value-type="string" calcext:value-type="string">
            <text:p>Caso</text:p>
          </table:table-cell>
          <table:table-cell table:style-name="ce37" office:value-type="string" calcext:value-type="string">
            <text:p>Coste obtenido</text:p>
          </table:table-cell>
          <table:table-cell table:style-name="ce30" office:value-type="string" calcext:value-type="string">
            <text:p>Desv</text:p>
          </table:table-cell>
          <table:table-cell table:style-name="ce44" office:value-type="float" office:value="0.01" calcext:value-type="float">
            <text:p>0,0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2" office:value-type="string" calcext:value-type="string">
            <text:p>Chr20b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298" calcext:value-type="float">
            <text:p>229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Chr20b</text:p>
          </table:table-cell>
          <table:table-cell table:style-name="ce38" office:value-type="float" office:value="3744" calcext:value-type="float">
            <text:p>3744</text:p>
          </table:table-cell>
          <table:table-cell table:style-name="ce43" table:formula="of:=100*([.G29]-[.C29])/[.C29]" office:value-type="float" office:value="62.9242819843342" calcext:value-type="float">
            <text:p>62,92</text:p>
          </table:table-cell>
          <table:table-cell table:style-name="ce46" office:value-type="float" office:value="0.090075" calcext:value-type="float">
            <text:p>0,09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2" office:value-type="string" calcext:value-type="string">
            <text:p>Chr20c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4142" calcext:value-type="float">
            <text:p>14142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Chr20c</text:p>
          </table:table-cell>
          <table:table-cell table:style-name="ce38" office:value-type="float" office:value="50720" calcext:value-type="float">
            <text:p>50720</text:p>
          </table:table-cell>
          <table:table-cell table:style-name="ce43" table:formula="of:=100*([.G30]-[.C30])/[.C30]" office:value-type="float" office:value="258.647998868618" calcext:value-type="float">
            <text:p>258,65</text:p>
          </table:table-cell>
          <table:table-cell table:style-name="ce46" office:value-type="float" office:value="0.066127" calcext:value-type="float">
            <text:p>0,07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2" office:value-type="string" calcext:value-type="string">
            <text:p>Chr22a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56" calcext:value-type="float">
            <text:p>6156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Chr22a</text:p>
          </table:table-cell>
          <table:table-cell table:style-name="ce38" office:value-type="float" office:value="8092" calcext:value-type="float">
            <text:p>8092</text:p>
          </table:table-cell>
          <table:table-cell table:style-name="ce43" table:formula="of:=100*([.G31]-[.C31])/[.C31]" office:value-type="float" office:value="31.4489928525016" calcext:value-type="float">
            <text:p>31,45</text:p>
          </table:table-cell>
          <table:table-cell table:style-name="ce46" office:value-type="float" office:value="0.073824" calcext:value-type="float">
            <text:p>0,07</text:p>
          </table:table-cell>
          <table:table-cell table:style-name="ce49"/>
          <table:table-cell table:style-name="ce51" office:value-type="string" calcext:value-type="string">
            <text:p>Media Desv:</text:p>
          </table:table-cell>
          <table:table-cell table:style-name="ce55" table:formula="of:=SUM([.H29:.H48])/[.B26]" office:value-type="float" office:value="40.7284278932016" calcext:value-type="float">
            <text:p>40,73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Chr22b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94" calcext:value-type="float">
            <text:p>619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Chr22b</text:p>
          </table:table-cell>
          <table:table-cell table:style-name="ce38" office:value-type="float" office:value="8152" calcext:value-type="float">
            <text:p>8152</text:p>
          </table:table-cell>
          <table:table-cell table:style-name="ce43" table:formula="of:=100*([.G32]-[.C32])/[.C32]" office:value-type="float" office:value="31.6112366806587" calcext:value-type="float">
            <text:p>31,61</text:p>
          </table:table-cell>
          <table:table-cell table:style-name="ce46" office:value-type="float" office:value="0.074356" calcext:value-type="float">
            <text:p>0,07</text:p>
          </table:table-cell>
          <table:table-cell table:style-name="ce49"/>
          <table:table-cell table:style-name="ce51" office:value-type="string" calcext:value-type="string">
            <text:p>Media Tiempo:</text:p>
          </table:table-cell>
          <table:table-cell table:style-name="ce55" table:formula="of:=SUM([.I29:.I48])/[.B26]" office:value-type="float" office:value="0.11018915" calcext:value-type="float">
            <text:p>0,11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Els1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212548" calcext:value-type="float">
            <text:p>1721254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Els19</text:p>
          </table:table-cell>
          <table:table-cell table:style-name="ce38" office:value-type="float" office:value="31259342" calcext:value-type="float">
            <text:p>31259342</text:p>
          </table:table-cell>
          <table:table-cell table:style-name="ce43" table:formula="of:=100*([.G33]-[.C33])/[.C33]" office:value-type="float" office:value="81.6078711879264" calcext:value-type="float">
            <text:p>81,61</text:p>
          </table:table-cell>
          <table:table-cell table:style-name="ce46" office:value-type="float" office:value="0.053033" calcext:value-type="float">
            <text:p>0,05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4" office:value-type="string" calcext:value-type="string">
            <text:p>Esc32b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68" calcext:value-type="float">
            <text:p>16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Esc32b</text:p>
          </table:table-cell>
          <table:table-cell table:style-name="ce38" office:value-type="float" office:value="336" calcext:value-type="float">
            <text:p>336</text:p>
          </table:table-cell>
          <table:table-cell table:style-name="ce43" table:formula="of:=100*([.G34]-[.C34])/[.C34]" office:value-type="float" office:value="100" calcext:value-type="float">
            <text:p>100,00</text:p>
          </table:table-cell>
          <table:table-cell table:style-name="ce46" office:value-type="float" office:value="0.088864" calcext:value-type="float">
            <text:p>0,09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2" office:value-type="string" calcext:value-type="string">
            <text:p>Kra30b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1420" calcext:value-type="float">
            <text:p>91420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Kra30b</text:p>
          </table:table-cell>
          <table:table-cell table:style-name="ce38" office:value-type="float" office:value="109360" calcext:value-type="float">
            <text:p>109360</text:p>
          </table:table-cell>
          <table:table-cell table:style-name="ce43" table:formula="of:=100*([.G35]-[.C35])/[.C35]" office:value-type="float" office:value="19.6237147232553" calcext:value-type="float">
            <text:p>19,62</text:p>
          </table:table-cell>
          <table:table-cell table:style-name="ce46" office:value-type="float" office:value="0.072123" calcext:value-type="float">
            <text:p>0,07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4" office:value-type="string" calcext:value-type="string">
            <text:p>Lipa90b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490441" calcext:value-type="float">
            <text:p>12490441</text:p>
          </table:table-cell>
          <table:table-cell table:style-name="ce22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Lipa90b</text:p>
          </table:table-cell>
          <table:table-cell table:style-name="ce38" office:value-type="float" office:value="16257682" calcext:value-type="float">
            <text:p>16257682</text:p>
          </table:table-cell>
          <table:table-cell table:style-name="ce43" table:formula="of:=100*([.G36]-[.C36])/[.C36]" office:value-type="float" office:value="30.1609927143485" calcext:value-type="float">
            <text:p>30,16</text:p>
          </table:table-cell>
          <table:table-cell table:style-name="ce46" office:value-type="float" office:value="0.178423" calcext:value-type="float">
            <text:p>0,18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5" office:value-type="string" calcext:value-type="string">
            <text:p>Nug3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6124" calcext:value-type="float">
            <text:p>612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Nug30</text:p>
          </table:table-cell>
          <table:table-cell table:style-name="ce38" office:value-type="float" office:value="7076" calcext:value-type="float">
            <text:p>7076</text:p>
          </table:table-cell>
          <table:table-cell table:style-name="ce43" table:formula="of:=100*([.G37]-[.C37])/[.C37]" office:value-type="float" office:value="15.5453951665578" calcext:value-type="float">
            <text:p>15,55</text:p>
          </table:table-cell>
          <table:table-cell table:style-name="ce46" office:value-type="float" office:value="0.072435" calcext:value-type="float">
            <text:p>0,07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5" office:value-type="string" calcext:value-type="string">
            <text:p>Sko56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4458" calcext:value-type="float">
            <text:p>3445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56</text:p>
          </table:table-cell>
          <table:table-cell table:style-name="ce38" office:value-type="float" office:value="40798" calcext:value-type="float">
            <text:p>40798</text:p>
          </table:table-cell>
          <table:table-cell table:style-name="ce43" table:formula="of:=100*([.G38]-[.C38])/[.C38]" office:value-type="float" office:value="18.3992106332347" calcext:value-type="float">
            <text:p>18,40</text:p>
          </table:table-cell>
          <table:table-cell table:style-name="ce46" office:value-type="float" office:value="0.10152" calcext:value-type="float">
            <text:p>0,10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5" office:value-type="string" calcext:value-type="string">
            <text:p>Sko6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48498" calcext:value-type="float">
            <text:p>484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64</text:p>
          </table:table-cell>
          <table:table-cell table:style-name="ce38" office:value-type="float" office:value="57760" calcext:value-type="float">
            <text:p>57760</text:p>
          </table:table-cell>
          <table:table-cell table:style-name="ce43" table:formula="of:=100*([.G39]-[.C39])/[.C39]" office:value-type="float" office:value="19.097694750299" calcext:value-type="float">
            <text:p>19,10</text:p>
          </table:table-cell>
          <table:table-cell table:style-name="ce46" office:value-type="float" office:value="0.11921" calcext:value-type="float">
            <text:p>0,12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5" office:value-type="string" calcext:value-type="string">
            <text:p>Sko7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6256" calcext:value-type="float">
            <text:p>66256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72</text:p>
          </table:table-cell>
          <table:table-cell table:style-name="ce38" office:value-type="float" office:value="77488" calcext:value-type="float">
            <text:p>77488</text:p>
          </table:table-cell>
          <table:table-cell table:style-name="ce43" table:formula="of:=100*([.G40]-[.C40])/[.C40]" office:value-type="float" office:value="16.9524269500121" calcext:value-type="float">
            <text:p>16,95</text:p>
          </table:table-cell>
          <table:table-cell table:style-name="ce46" office:value-type="float" office:value="0.112687" calcext:value-type="float">
            <text:p>0,1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5" office:value-type="string" calcext:value-type="string">
            <text:p>Sko81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90998" calcext:value-type="float">
            <text:p>909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81</text:p>
          </table:table-cell>
          <table:table-cell table:style-name="ce38" office:value-type="float" office:value="106348" calcext:value-type="float">
            <text:p>106348</text:p>
          </table:table-cell>
          <table:table-cell table:style-name="ce43" table:formula="of:=100*([.G41]-[.C41])/[.C41]" office:value-type="float" office:value="16.8685026044528" calcext:value-type="float">
            <text:p>16,87</text:p>
          </table:table-cell>
          <table:table-cell table:style-name="ce46" office:value-type="float" office:value="0.158031" calcext:value-type="float">
            <text:p>0,16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5" office:value-type="string" calcext:value-type="string">
            <text:p>Sko9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15534" calcext:value-type="float">
            <text:p>115534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90</text:p>
          </table:table-cell>
          <table:table-cell table:style-name="ce38" office:value-type="float" office:value="135770" calcext:value-type="float">
            <text:p>135770</text:p>
          </table:table-cell>
          <table:table-cell table:style-name="ce43" table:formula="of:=100*([.G42]-[.C42])/[.C42]" office:value-type="float" office:value="17.5151903335815" calcext:value-type="float">
            <text:p>17,52</text:p>
          </table:table-cell>
          <table:table-cell table:style-name="ce46" office:value-type="float" office:value="0.114445" calcext:value-type="float">
            <text:p>0,1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4">
          <table:table-cell table:style-name="ce5" office:value-type="string" calcext:value-type="string">
            <text:p>Sko100a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152002" calcext:value-type="float">
            <text:p>152002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a</text:p>
          </table:table-cell>
          <table:table-cell table:style-name="ce38" office:value-type="float" office:value="176406" calcext:value-type="float">
            <text:p>176406</text:p>
          </table:table-cell>
          <table:table-cell table:style-name="ce43" table:formula="of:=100*([.G43]-[.C43])/[.C43]" office:value-type="float" office:value="16.0550519072117" calcext:value-type="float">
            <text:p>16,06</text:p>
          </table:table-cell>
          <table:table-cell table:style-name="ce46" office:value-type="float" office:value="0.147554" calcext:value-type="float">
            <text:p>0,15</text:p>
          </table:table-cell>
          <table:table-cell table:style-name="ce2" table:number-columns-repeated="3"/>
          <table:table-cell table:number-columns-repeated="1012"/>
        </table:table-row>
        <table:table-row table:style-name="ro4">
          <table:table-cell table:style-name="ce5" office:value-type="string" calcext:value-type="string">
            <text:p>Sko100b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153890" calcext:value-type="float">
            <text:p>153890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b</text:p>
          </table:table-cell>
          <table:table-cell table:style-name="ce38" office:value-type="float" office:value="179606" calcext:value-type="float">
            <text:p>179606</text:p>
          </table:table-cell>
          <table:table-cell table:style-name="ce43" table:formula="of:=100*([.G44]-[.C44])/[.C44]" office:value-type="float" office:value="16.7106374683215" calcext:value-type="float">
            <text:p>16,71</text:p>
          </table:table-cell>
          <table:table-cell table:style-name="ce46" office:value-type="float" office:value="0.143853" calcext:value-type="float">
            <text:p>0,14</text:p>
          </table:table-cell>
          <table:table-cell table:style-name="ce50" table:number-columns-repeated="3"/>
          <table:table-cell table:number-columns-repeated="1012"/>
        </table:table-row>
        <table:table-row table:style-name="ro4">
          <table:table-cell table:style-name="ce5" office:value-type="string" calcext:value-type="string">
            <text:p>Sko100c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147862" calcext:value-type="float">
            <text:p>147862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c</text:p>
          </table:table-cell>
          <table:table-cell table:style-name="ce38" office:value-type="float" office:value="173472" calcext:value-type="float">
            <text:p>173472</text:p>
          </table:table-cell>
          <table:table-cell table:style-name="ce43" table:formula="of:=100*([.G45]-[.C45])/[.C45]" office:value-type="float" office:value="17.3202039739757" calcext:value-type="float">
            <text:p>17,32</text:p>
          </table:table-cell>
          <table:table-cell table:style-name="ce46" office:value-type="float" office:value="0.141674" calcext:value-type="float">
            <text:p>0,14</text:p>
          </table:table-cell>
          <table:table-cell table:style-name="ce51" table:number-columns-repeated="2"/>
          <table:table-cell table:style-name="ce56"/>
          <table:table-cell table:number-columns-repeated="1012"/>
        </table:table-row>
        <table:table-row table:style-name="ro4">
          <table:table-cell table:style-name="ce5" office:value-type="string" calcext:value-type="string">
            <text:p>Sko100d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149576" calcext:value-type="float">
            <text:p>149576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d</text:p>
          </table:table-cell>
          <table:table-cell table:style-name="ce38" office:value-type="float" office:value="174872" calcext:value-type="float">
            <text:p>174872</text:p>
          </table:table-cell>
          <table:table-cell table:style-name="ce43" table:formula="of:=100*([.G46]-[.C46])/[.C46]" office:value-type="float" office:value="16.9118040327325" calcext:value-type="float">
            <text:p>16,91</text:p>
          </table:table-cell>
          <table:table-cell table:style-name="ce46" office:value-type="float" office:value="0.134085" calcext:value-type="float">
            <text:p>0,13</text:p>
          </table:table-cell>
          <table:table-cell table:style-name="ce51" table:number-columns-repeated="2"/>
          <table:table-cell table:style-name="ce56"/>
          <table:table-cell table:number-columns-repeated="1012"/>
        </table:table-row>
        <table:table-row table:style-name="ro4">
          <table:table-cell table:style-name="ce5" office:value-type="string" calcext:value-type="string">
            <text:p>Sko100e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149150" calcext:value-type="float">
            <text:p>149150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e</text:p>
          </table:table-cell>
          <table:table-cell table:style-name="ce38" office:value-type="float" office:value="174650" calcext:value-type="float">
            <text:p>174650</text:p>
          </table:table-cell>
          <table:table-cell table:style-name="ce43" table:formula="of:=100*([.G47]-[.C47])/[.C47]" office:value-type="float" office:value="17.0968823332216" calcext:value-type="float">
            <text:p>17,10</text:p>
          </table:table-cell>
          <table:table-cell table:style-name="ce46" office:value-type="float" office:value="0.16321" calcext:value-type="float">
            <text:p>0,16</text:p>
          </table:table-cell>
          <table:table-cell table:style-name="ce34" table:number-columns-repeated="2"/>
          <table:table-cell table:style-name="ce41"/>
          <table:table-cell table:number-columns-repeated="1012"/>
        </table:table-row>
        <table:table-row table:style-name="ro4">
          <table:table-cell table:style-name="ce6" office:value-type="string" calcext:value-type="string">
            <text:p>Wil5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8816" calcext:value-type="float">
            <text:p>48816</text:p>
          </table:table-cell>
          <table:table-cell table:style-name="ce24" office:value-type="string" calcext:value-type="string">
            <text:p>No</text:p>
          </table:table-cell>
          <table:table-cell table:style-name="ce2"/>
          <table:table-cell table:style-name="ce33" office:value-type="string" calcext:value-type="string">
            <text:p>Wil50</text:p>
          </table:table-cell>
          <table:table-cell table:style-name="ce40" office:value-type="float" office:value="53732" calcext:value-type="float">
            <text:p>53732</text:p>
          </table:table-cell>
          <table:table-cell table:style-name="ce43" table:formula="of:=100*([.G48]-[.C48])/[.C48]" office:value-type="float" office:value="10.0704686987873" calcext:value-type="float">
            <text:p>10,07</text:p>
          </table:table-cell>
          <table:table-cell table:style-name="ce46" office:value-type="float" office:value="0.098254" calcext:value-type="float">
            <text:p>0,10</text:p>
          </table:table-cell>
          <table:table-cell table:style-name="ce34" table:number-columns-repeated="2"/>
          <table:table-cell table:style-name="ce41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>
          <table:table-cell table:style-name="ce1" office:value-type="string" calcext:value-type="string">
            <text:p>Nº casos: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<text:span text:style-name="T1">Semilla:</text:span><text:span text:style-name="T2"> 28345234</text:span></text:p>
          </table:table-cell>
          <table:table-cell table:style-name="ce9"/>
          <table:table-cell table:style-name="ce2" table:number-columns-repeated="5"/>
          <table:table-cell table:style-name="ce47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9" table:number-columns-repeated="3"/>
          <table:table-cell table:style-name="ce2"/>
          <table:table-cell table:style-name="ce30" office:value-type="string" calcext:value-type="string" table:number-columns-spanned="4" table:number-rows-spanned="1">
            <text:p>Algoritmo SHMM</text:p>
          </table:table-cell>
          <table:covered-table-cell table:number-columns-repeated="2" table:style-name="ce36"/>
          <table:covered-table-cell table:style-name="ce44"/>
          <table:table-cell table:style-name="ce48"/>
          <table:table-cell table:style-name="ce52" table:number-columns-repeated="2"/>
          <table:table-cell table:number-columns-repeated="1012"/>
        </table:table-row>
        <table:table-row table:style-name="ro5">
          <table:table-cell table:style-name="ce3" office:value-type="string" calcext:value-type="string">
            <text:p>Caso</text:p>
          </table:table-cell>
          <table:table-cell table:style-name="ce10" office:value-type="string" calcext:value-type="string">
            <text:p>Tamaño</text:p>
          </table:table-cell>
          <table:table-cell table:style-name="ce10" office:value-type="string" calcext:value-type="string">
            <text:p>Mejor coste conocido</text:p>
          </table:table-cell>
          <table:table-cell table:style-name="ce10" office:value-type="string" calcext:value-type="string">
            <text:p>¿Optima?</text:p>
          </table:table-cell>
          <table:table-cell table:style-name="ce2"/>
          <table:table-cell table:style-name="ce31" office:value-type="string" calcext:value-type="string">
            <text:p>Caso</text:p>
          </table:table-cell>
          <table:table-cell table:style-name="ce37" office:value-type="string" calcext:value-type="string">
            <text:p>Coste obtenido</text:p>
          </table:table-cell>
          <table:table-cell table:style-name="ce30" office:value-type="string" calcext:value-type="string">
            <text:p>Desv</text:p>
          </table:table-cell>
          <table:table-cell table:style-name="ce44" office:value-type="string" calcext:value-type="string">
            <text:p>Tiempo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8">
          <table:table-cell table:style-name="ce2" office:value-type="string" calcext:value-type="string">
            <text:p>Chr20b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298" calcext:value-type="float">
            <text:p>229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Chr20b</text:p>
          </table:table-cell>
          <table:table-cell table:style-name="ce38" office:value-type="float" office:value="6746" calcext:value-type="float">
            <text:p>6746</text:p>
          </table:table-cell>
          <table:table-cell table:style-name="ce43" table:formula="of:=100*([.G55]-[.C55])/[.C55]" office:value-type="float" office:value="193.559617058312" calcext:value-type="float">
            <text:p>193,56</text:p>
          </table:table-cell>
          <table:table-cell table:style-name="ce45" office:value-type="float" office:value="0.076512" calcext:value-type="float">
            <text:p>0,08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8">
          <table:table-cell table:style-name="ce2" office:value-type="string" calcext:value-type="string">
            <text:p>Chr20c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4142" calcext:value-type="float">
            <text:p>14142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Chr20c</text:p>
          </table:table-cell>
          <table:table-cell table:style-name="ce38" office:value-type="float" office:value="52124" calcext:value-type="float">
            <text:p>52124</text:p>
          </table:table-cell>
          <table:table-cell table:style-name="ce43" table:formula="of:=100*([.G56]-[.C56])/[.C56]" office:value-type="float" office:value="268.57587328525" calcext:value-type="float">
            <text:p>268,58</text:p>
          </table:table-cell>
          <table:table-cell table:style-name="ce45" office:value-type="float" office:value="0.057745" calcext:value-type="float">
            <text:p>0,06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9">
          <table:table-cell table:style-name="ce2" office:value-type="string" calcext:value-type="string">
            <text:p>Chr22a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56" calcext:value-type="float">
            <text:p>6156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Chr22a</text:p>
          </table:table-cell>
          <table:table-cell table:style-name="ce38" office:value-type="float" office:value="9250" calcext:value-type="float">
            <text:p>9250</text:p>
          </table:table-cell>
          <table:table-cell table:style-name="ce43" table:formula="of:=100*([.G57]-[.C57])/[.C57]" office:value-type="float" office:value="50.2599090318389" calcext:value-type="float">
            <text:p>50,26</text:p>
          </table:table-cell>
          <table:table-cell table:style-name="ce45" office:value-type="float" office:value="0.062824" calcext:value-type="float">
            <text:p>0,06</text:p>
          </table:table-cell>
          <table:table-cell table:style-name="ce49"/>
          <table:table-cell table:style-name="ce51" office:value-type="string" calcext:value-type="string">
            <text:p>Media Desv:</text:p>
          </table:table-cell>
          <table:table-cell table:style-name="ce55" table:formula="of:=SUM([.H55:.H74])/[.B52]" office:value-type="float" office:value="50.3319990191598" calcext:value-type="float">
            <text:p>50,33</text:p>
          </table:table-cell>
          <table:table-cell table:number-columns-repeated="1012"/>
        </table:table-row>
        <table:table-row table:style-name="ro9">
          <table:table-cell table:style-name="ce2" office:value-type="string" calcext:value-type="string">
            <text:p>Chr22b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94" calcext:value-type="float">
            <text:p>619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Chr22b</text:p>
          </table:table-cell>
          <table:table-cell table:style-name="ce38" office:value-type="float" office:value="8998" calcext:value-type="float">
            <text:p>8998</text:p>
          </table:table-cell>
          <table:table-cell table:style-name="ce43" table:formula="of:=100*([.G58]-[.C58])/[.C58]" office:value-type="float" office:value="45.2696157571844" calcext:value-type="float">
            <text:p>45,27</text:p>
          </table:table-cell>
          <table:table-cell table:style-name="ce45" office:value-type="float" office:value="0.066868" calcext:value-type="float">
            <text:p>0,07</text:p>
          </table:table-cell>
          <table:table-cell table:style-name="ce49"/>
          <table:table-cell table:style-name="ce51" office:value-type="string" calcext:value-type="string">
            <text:p>Media Tiempo:</text:p>
          </table:table-cell>
          <table:table-cell table:style-name="ce55" table:formula="of:=SUM([.I55:.I74])/[.B52]" office:value-type="float" office:value="0.1091378" calcext:value-type="float">
            <text:p>0,11</text:p>
          </table:table-cell>
          <table:table-cell table:number-columns-repeated="1012"/>
        </table:table-row>
        <table:table-row table:style-name="ro8">
          <table:table-cell table:style-name="ce2" office:value-type="string" calcext:value-type="string">
            <text:p>Els1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212548" calcext:value-type="float">
            <text:p>1721254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Els19</text:p>
          </table:table-cell>
          <table:table-cell table:style-name="ce38" office:value-type="float" office:value="32706330" calcext:value-type="float">
            <text:p>32706330</text:p>
          </table:table-cell>
          <table:table-cell table:style-name="ce43" table:formula="of:=100*([.G59]-[.C59])/[.C59]" office:value-type="float" office:value="90.0144592189372" calcext:value-type="float">
            <text:p>90,01</text:p>
          </table:table-cell>
          <table:table-cell table:style-name="ce45" office:value-type="float" office:value="0.058211" calcext:value-type="float">
            <text:p>0,06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8">
          <table:table-cell table:style-name="ce4" office:value-type="string" calcext:value-type="string">
            <text:p>Esc32b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68" calcext:value-type="float">
            <text:p>16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Esc32b</text:p>
          </table:table-cell>
          <table:table-cell table:style-name="ce38" office:value-type="float" office:value="344" calcext:value-type="float">
            <text:p>344</text:p>
          </table:table-cell>
          <table:table-cell table:style-name="ce43" table:formula="of:=100*([.G60]-[.C60])/[.C60]" office:value-type="float" office:value="104.761904761905" calcext:value-type="float">
            <text:p>104,76</text:p>
          </table:table-cell>
          <table:table-cell table:style-name="ce45" office:value-type="float" office:value="0.093153" calcext:value-type="float">
            <text:p>0,09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8">
          <table:table-cell table:style-name="ce2" office:value-type="string" calcext:value-type="string">
            <text:p>Kra30b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1420" calcext:value-type="float">
            <text:p>91420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Kra30b</text:p>
          </table:table-cell>
          <table:table-cell table:style-name="ce38" office:value-type="float" office:value="113940" calcext:value-type="float">
            <text:p>113940</text:p>
          </table:table-cell>
          <table:table-cell table:style-name="ce43" table:formula="of:=100*([.G61]-[.C61])/[.C61]" office:value-type="float" office:value="24.6335593961934" calcext:value-type="float">
            <text:p>24,63</text:p>
          </table:table-cell>
          <table:table-cell table:style-name="ce45" office:value-type="float" office:value="0.08446" calcext:value-type="float">
            <text:p>0,08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8">
          <table:table-cell table:style-name="ce4" office:value-type="string" calcext:value-type="string">
            <text:p>Lipa90b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490441" calcext:value-type="float">
            <text:p>12490441</text:p>
          </table:table-cell>
          <table:table-cell table:style-name="ce22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Lipa90b</text:p>
          </table:table-cell>
          <table:table-cell table:style-name="ce38" office:value-type="float" office:value="16181588" calcext:value-type="float">
            <text:p>16181588</text:p>
          </table:table-cell>
          <table:table-cell table:style-name="ce43" table:formula="of:=100*([.G62]-[.C62])/[.C62]" office:value-type="float" office:value="29.5517748332505" calcext:value-type="float">
            <text:p>29,55</text:p>
          </table:table-cell>
          <table:table-cell table:style-name="ce45" office:value-type="float" office:value="0.181792" calcext:value-type="float">
            <text:p>0,18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8">
          <table:table-cell table:style-name="ce5" office:value-type="string" calcext:value-type="string">
            <text:p>Nug3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6124" calcext:value-type="float">
            <text:p>612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32" office:value-type="string" calcext:value-type="string">
            <text:p>Nug30</text:p>
          </table:table-cell>
          <table:table-cell table:style-name="ce38" office:value-type="float" office:value="7308" calcext:value-type="float">
            <text:p>7308</text:p>
          </table:table-cell>
          <table:table-cell table:style-name="ce43" table:formula="of:=100*([.G63]-[.C63])/[.C63]" office:value-type="float" office:value="19.3337687785761" calcext:value-type="float">
            <text:p>19,33</text:p>
          </table:table-cell>
          <table:table-cell table:style-name="ce45" office:value-type="float" office:value="0.069558" calcext:value-type="float">
            <text:p>0,07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8">
          <table:table-cell table:style-name="ce5" office:value-type="string" calcext:value-type="string">
            <text:p>Sko56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4458" calcext:value-type="float">
            <text:p>3445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56</text:p>
          </table:table-cell>
          <table:table-cell table:style-name="ce38" office:value-type="float" office:value="40788" calcext:value-type="float">
            <text:p>40788</text:p>
          </table:table-cell>
          <table:table-cell table:style-name="ce43" table:formula="of:=100*([.G64]-[.C64])/[.C64]" office:value-type="float" office:value="18.3701897962737" calcext:value-type="float">
            <text:p>18,37</text:p>
          </table:table-cell>
          <table:table-cell table:style-name="ce45" office:value-type="float" office:value="0.105246" calcext:value-type="float">
            <text:p>0,1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8">
          <table:table-cell table:style-name="ce5" office:value-type="string" calcext:value-type="string">
            <text:p>Sko6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48498" calcext:value-type="float">
            <text:p>484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64</text:p>
          </table:table-cell>
          <table:table-cell table:style-name="ce38" office:value-type="float" office:value="57038" calcext:value-type="float">
            <text:p>57038</text:p>
          </table:table-cell>
          <table:table-cell table:style-name="ce43" table:formula="of:=100*([.G65]-[.C65])/[.C65]" office:value-type="float" office:value="17.6089735659202" calcext:value-type="float">
            <text:p>17,61</text:p>
          </table:table-cell>
          <table:table-cell table:style-name="ce45" office:value-type="float" office:value="0.116019" calcext:value-type="float">
            <text:p>0,12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8">
          <table:table-cell table:style-name="ce5" office:value-type="string" calcext:value-type="string">
            <text:p>Sko7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6256" calcext:value-type="float">
            <text:p>66256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72</text:p>
          </table:table-cell>
          <table:table-cell table:style-name="ce38" office:value-type="float" office:value="77292" calcext:value-type="float">
            <text:p>77292</text:p>
          </table:table-cell>
          <table:table-cell table:style-name="ce43" table:formula="of:=100*([.G66]-[.C66])/[.C66]" office:value-type="float" office:value="16.6566046848587" calcext:value-type="float">
            <text:p>16,66</text:p>
          </table:table-cell>
          <table:table-cell table:style-name="ce45" office:value-type="float" office:value="0.105973" calcext:value-type="float">
            <text:p>0,11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8">
          <table:table-cell table:style-name="ce5" office:value-type="string" calcext:value-type="string">
            <text:p>Sko81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90998" calcext:value-type="float">
            <text:p>909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81</text:p>
          </table:table-cell>
          <table:table-cell table:style-name="ce38" office:value-type="float" office:value="106740" calcext:value-type="float">
            <text:p>106740</text:p>
          </table:table-cell>
          <table:table-cell table:style-name="ce43" table:formula="of:=100*([.G67]-[.C67])/[.C67]" office:value-type="float" office:value="17.2992813028858" calcext:value-type="float">
            <text:p>17,30</text:p>
          </table:table-cell>
          <table:table-cell table:style-name="ce45" office:value-type="float" office:value="0.158505" calcext:value-type="float">
            <text:p>0,16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8">
          <table:table-cell table:style-name="ce5" office:value-type="string" calcext:value-type="string">
            <text:p>Sko9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15534" calcext:value-type="float">
            <text:p>115534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90</text:p>
          </table:table-cell>
          <table:table-cell table:style-name="ce38" office:value-type="float" office:value="135228" calcext:value-type="float">
            <text:p>135228</text:p>
          </table:table-cell>
          <table:table-cell table:style-name="ce43" table:formula="of:=100*([.G68]-[.C68])/[.C68]" office:value-type="float" office:value="17.046064362006" calcext:value-type="float">
            <text:p>17,05</text:p>
          </table:table-cell>
          <table:table-cell table:style-name="ce45" office:value-type="float" office:value="0.115688" calcext:value-type="float">
            <text:p>0,12</text:p>
          </table:table-cell>
          <table:table-cell table:style-name="ce49"/>
          <table:table-cell table:style-name="ce53"/>
          <table:table-cell table:style-name="ce54"/>
          <table:table-cell table:number-columns-repeated="1012"/>
        </table:table-row>
        <table:table-row table:style-name="ro8">
          <table:table-cell table:style-name="ce5" office:value-type="string" calcext:value-type="string">
            <text:p>Sko100a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152002" calcext:value-type="float">
            <text:p>152002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a</text:p>
          </table:table-cell>
          <table:table-cell table:style-name="ce38" office:value-type="float" office:value="176406" calcext:value-type="float">
            <text:p>176406</text:p>
          </table:table-cell>
          <table:table-cell table:style-name="ce43" table:formula="of:=100*([.G69]-[.C69])/[.C69]" office:value-type="float" office:value="16.0550519072117" calcext:value-type="float">
            <text:p>16,06</text:p>
          </table:table-cell>
          <table:table-cell table:style-name="ce45" office:value-type="float" office:value="0.147941" calcext:value-type="float">
            <text:p>0,15</text:p>
          </table:table-cell>
          <table:table-cell table:style-name="ce2" table:number-columns-repeated="3"/>
          <table:table-cell table:number-columns-repeated="1012"/>
        </table:table-row>
        <table:table-row table:style-name="ro8">
          <table:table-cell table:style-name="ce5" office:value-type="string" calcext:value-type="string">
            <text:p>Sko100b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153890" calcext:value-type="float">
            <text:p>153890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b</text:p>
          </table:table-cell>
          <table:table-cell table:style-name="ce38" office:value-type="float" office:value="178942" calcext:value-type="float">
            <text:p>178942</text:p>
          </table:table-cell>
          <table:table-cell table:style-name="ce43" table:formula="of:=100*([.G70]-[.C70])/[.C70]" office:value-type="float" office:value="16.2791604392748" calcext:value-type="float">
            <text:p>16,28</text:p>
          </table:table-cell>
          <table:table-cell table:style-name="ce45" office:value-type="float" office:value="0.143902" calcext:value-type="float">
            <text:p>0,14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Sko100c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147862" calcext:value-type="float">
            <text:p>147862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c</text:p>
          </table:table-cell>
          <table:table-cell table:style-name="ce38" office:value-type="float" office:value="173471" calcext:value-type="float">
            <text:p>173471</text:p>
          </table:table-cell>
          <table:table-cell table:style-name="ce43" table:formula="of:=100*([.G71]-[.C71])/[.C71]" office:value-type="float" office:value="17.3195276676901" calcext:value-type="float">
            <text:p>17,32</text:p>
          </table:table-cell>
          <table:table-cell table:style-name="ce45" office:value-type="float" office:value="0.141528" calcext:value-type="float">
            <text:p>0,14</text:p>
          </table:table-cell>
          <table:table-cell table:style-name="ce51"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5" office:value-type="string" calcext:value-type="string">
            <text:p>Sko100d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149576" calcext:value-type="float">
            <text:p>149576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d</text:p>
          </table:table-cell>
          <table:table-cell table:style-name="ce38" office:value-type="float" office:value="174324" calcext:value-type="float">
            <text:p>174324</text:p>
          </table:table-cell>
          <table:table-cell table:style-name="ce43" table:formula="of:=100*([.G72]-[.C72])/[.C72]" office:value-type="float" office:value="16.5454350965396" calcext:value-type="float">
            <text:p>16,55</text:p>
          </table:table-cell>
          <table:table-cell table:style-name="ce45" office:value-type="float" office:value="0.136043" calcext:value-type="float">
            <text:p>0,14</text:p>
          </table:table-cell>
          <table:table-cell table:style-name="ce51"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5" office:value-type="string" calcext:value-type="string">
            <text:p>Sko100e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149150" calcext:value-type="float">
            <text:p>149150</text:p>
          </table:table-cell>
          <table:table-cell table:style-name="ce23" office:value-type="string" calcext:value-type="string">
            <text:p>No</text:p>
          </table:table-cell>
          <table:table-cell table:style-name="ce2"/>
          <table:table-cell table:style-name="ce32" office:value-type="string" calcext:value-type="string">
            <text:p>Sko100e</text:p>
          </table:table-cell>
          <table:table-cell table:style-name="ce38" office:value-type="float" office:value="174650" calcext:value-type="float">
            <text:p>174650</text:p>
          </table:table-cell>
          <table:table-cell table:style-name="ce43" table:formula="of:=100*([.G73]-[.C73])/[.C73]" office:value-type="float" office:value="17.0968823332216" calcext:value-type="float">
            <text:p>17,10</text:p>
          </table:table-cell>
          <table:table-cell table:style-name="ce45" office:value-type="float" office:value="0.163879" calcext:value-type="float">
            <text:p>0,16</text:p>
          </table:table-cell>
          <table:table-cell table:style-name="ce34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6" office:value-type="string" calcext:value-type="string">
            <text:p>Wil5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8816" calcext:value-type="float">
            <text:p>48816</text:p>
          </table:table-cell>
          <table:table-cell table:style-name="ce24" office:value-type="string" calcext:value-type="string">
            <text:p>No</text:p>
          </table:table-cell>
          <table:table-cell table:style-name="ce2"/>
          <table:table-cell table:style-name="ce33" office:value-type="string" calcext:value-type="string">
            <text:p>Wil50</text:p>
          </table:table-cell>
          <table:table-cell table:style-name="ce40" office:value-type="float" office:value="53894" calcext:value-type="float">
            <text:p>53894</text:p>
          </table:table-cell>
          <table:table-cell table:style-name="ce43" table:formula="of:=100*([.G74]-[.C74])/[.C74]" office:value-type="float" office:value="10.4023271058669" calcext:value-type="float">
            <text:p>10,40</text:p>
          </table:table-cell>
          <table:table-cell table:style-name="ce46" office:value-type="float" office:value="0.096909" calcext:value-type="float">
            <text:p>0,10</text:p>
          </table:table-cell>
          <table:table-cell table:style-name="ce34" table:number-columns-repeated="2"/>
          <table:table-cell table:style-name="ce41"/>
          <table:table-cell table:number-columns-repeated="101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"/>
          <table:table-cell table:style-name="Default"/>
          <table:table-cell table:number-columns-repeated="1013"/>
        </table:table-row>
        <table:table-row table:style-name="ro7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table:style-name="ce1"/>
          <table:table-cell table:style-name="ce8"/>
          <table:table-cell table:style-name="ce9" table:number-columns-repeated="2"/>
          <table:table-cell table:style-name="Excel_20_Built-in_20_Normal" table:number-columns-repeated="5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2"/>
          <table:table-cell table:style-name="ce9" table:number-columns-repeated="3"/>
          <table:table-cell table:style-name="Excel_20_Built-in_20_Normal"/>
          <table:table-cell table:number-columns-spanned="4" table:number-rows-spanned="1"/>
          <table:covered-table-cell table:number-columns-repeated="3"/>
          <table:table-cell/>
          <table:table-cell table:style-name="Default"/>
          <table:table-cell table:number-columns-repeated="1013"/>
        </table:table-row>
        <table:table-row table:style-name="ro5">
          <table:table-cell table:style-name="ce3"/>
          <table:table-cell table:style-name="ce10" table:number-columns-repeated="3"/>
          <table:table-cell table:style-name="Excel_20_Built-in_20_Normal"/>
          <table:table-cell table:number-columns-repeated="5"/>
          <table:table-cell table:style-name="Default"/>
          <table:table-cell table:number-columns-repeated="1013"/>
        </table:table-row>
        <table:table-row table:style-name="ro10">
          <table:table-cell table:style-name="ce2"/>
          <table:table-cell table:style-name="ce9" table:number-columns-repeated="3"/>
          <table:table-cell table:style-name="Excel_20_Built-in_20_Normal"/>
          <table:table-cell table:number-columns-repeated="5"/>
          <table:table-cell table:style-name="Default"/>
          <table:table-cell table:number-columns-repeated="1013"/>
        </table:table-row>
        <table:table-row table:style-name="ro10">
          <table:table-cell table:style-name="ce2"/>
          <table:table-cell table:style-name="ce9"/>
          <table:table-cell table:style-name="ce19" office:value-type="string" calcext:value-type="string">
            <text:p>Algoritmo</text:p>
          </table:table-cell>
          <table:table-cell table:style-name="ce25" office:value-type="string" calcext:value-type="string">
            <text:p>Desv</text:p>
          </table:table-cell>
          <table:table-cell table:style-name="ce27" office:value-type="string" calcext:value-type="string">
            <text:p>Tiempo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9">
          <table:table-cell table:style-name="ce2"/>
          <table:table-cell table:style-name="ce9"/>
          <table:table-cell table:style-name="ce20" office:value-type="string" calcext:value-type="string">
            <text:p>Greedy</text:p>
          </table:table-cell>
          <table:table-cell table:style-name="ce9" office:value-type="float" office:value="71.88" calcext:value-type="float">
            <text:p>71,88</text:p>
          </table:table-cell>
          <table:table-cell table:style-name="ce28" office:value-type="float" office:value="0.01" calcext:value-type="float">
            <text:p>0,01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2"/>
          <table:table-cell table:style-name="ce9"/>
          <table:table-cell table:style-name="ce20" office:value-type="string" calcext:value-type="string">
            <text:p>SCH</text:p>
          </table:table-cell>
          <table:table-cell table:style-name="ce9" office:value-type="float" office:value="40.73" calcext:value-type="float">
            <text:p>40,73</text:p>
          </table:table-cell>
          <table:table-cell table:style-name="ce28" office:value-type="float" office:value="0.11" calcext:value-type="float">
            <text:p>0,11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0">
          <table:table-cell table:style-name="ce2"/>
          <table:table-cell table:style-name="ce9"/>
          <table:table-cell table:style-name="ce21" office:value-type="string" calcext:value-type="string">
            <text:p>SHMM</text:p>
          </table:table-cell>
          <table:table-cell table:style-name="ce26" office:value-type="float" office:value="50.33" calcext:value-type="float">
            <text:p>50,33</text:p>
          </table:table-cell>
          <table:table-cell table:style-name="ce29" office:value-type="float" office:value="0.11" calcext:value-type="float">
            <text:p>0,11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0">
          <table:table-cell table:style-name="ce4"/>
          <table:table-cell table:style-name="ce11" table:number-columns-repeated="2"/>
          <table:table-cell table:style-name="ce9"/>
          <table:table-cell table:style-name="Excel_20_Built-in_20_Normal"/>
          <table:table-cell table:number-columns-repeated="5"/>
          <table:table-cell table:style-name="Default"/>
          <table:table-cell table:number-columns-repeated="1013"/>
        </table:table-row>
        <table:table-row table:style-name="ro10">
          <table:table-cell table:style-name="ce2"/>
          <table:table-cell table:style-name="ce9" table:number-columns-repeated="3"/>
          <table:table-cell table:style-name="Excel_20_Built-in_20_Normal"/>
          <table:table-cell table:number-columns-repeated="5"/>
          <table:table-cell table:style-name="Default"/>
          <table:table-cell table:number-columns-repeated="1013"/>
        </table:table-row>
        <table:table-row table:style-name="ro10">
          <table:table-cell table:style-name="ce4"/>
          <table:table-cell table:style-name="ce11" table:number-columns-repeated="2"/>
          <table:table-cell table:style-name="ce22"/>
          <table:table-cell table:style-name="Excel_20_Built-in_20_Normal"/>
          <table:table-cell table:number-columns-repeated="5"/>
          <table:table-cell table:style-name="Default"/>
          <table:table-cell table:number-columns-repeated="1013"/>
        </table:table-row>
        <table:table-row table:style-name="ro10">
          <table:table-cell table:style-name="ce5"/>
          <table:table-cell table:style-name="ce8" table:number-columns-repeated="2"/>
          <table:table-cell table:style-name="ce9"/>
          <table:table-cell table:style-name="Excel_20_Built-in_20_Normal"/>
          <table:table-cell table:number-columns-repeated="5"/>
          <table:table-cell table:style-name="Default"/>
          <table:table-cell table:number-columns-repeated="1013"/>
        </table:table-row>
        <table:table-row table:style-name="ro10">
          <table:table-cell table:style-name="ce5"/>
          <table:table-cell table:style-name="ce8" table:number-columns-repeated="2"/>
          <table:table-cell table:style-name="ce9"/>
          <table:table-cell table:style-name="Excel_20_Built-in_20_Normal"/>
          <table:table-cell table:number-columns-repeated="5"/>
          <table:table-cell table:style-name="ce53"/>
          <table:table-cell table:style-name="ce54"/>
          <table:table-cell table:number-columns-repeated="1012"/>
        </table:table-row>
        <table:table-row table:style-name="ro10">
          <table:table-cell table:style-name="ce5"/>
          <table:table-cell table:style-name="ce8" table:number-columns-repeated="2"/>
          <table:table-cell table:style-name="ce9"/>
          <table:table-cell table:style-name="Excel_20_Built-in_20_Normal"/>
          <table:table-cell table:number-columns-repeated="5"/>
          <table:table-cell table:style-name="ce49" table:number-columns-repeated="11"/>
          <table:table-cell table:number-columns-repeated="1003"/>
        </table:table-row>
        <table:table-row table:style-name="ro10" table:number-rows-repeated="3">
          <table:table-cell table:style-name="ce5"/>
          <table:table-cell table:style-name="ce8" table:number-columns-repeated="2"/>
          <table:table-cell table:style-name="ce9"/>
          <table:table-cell table:style-name="Excel_20_Built-in_20_Normal"/>
          <table:table-cell table:number-columns-repeated="5"/>
          <table:table-cell table:style-name="ce53"/>
          <table:table-cell table:style-name="ce54"/>
          <table:table-cell table:number-columns-repeated="1012"/>
        </table:table-row>
        <table:table-row table:style-name="ro10">
          <table:table-cell table:style-name="ce5"/>
          <table:table-cell table:style-name="ce12"/>
          <table:table-cell table:style-name="ce8"/>
          <table:table-cell table:style-name="ce23"/>
          <table:table-cell table:style-name="Excel_20_Built-in_20_Normal"/>
          <table:table-cell table:number-columns-repeated="4"/>
          <table:table-cell table:style-name="Excel_20_Built-in_20_Normal"/>
          <table:table-cell table:style-name="ce2" table:number-columns-repeated="2"/>
          <table:table-cell table:number-columns-repeated="1012"/>
        </table:table-row>
        <table:table-row table:style-name="ro10">
          <table:table-cell table:style-name="ce5"/>
          <table:table-cell table:style-name="ce12"/>
          <table:table-cell table:style-name="ce14"/>
          <table:table-cell table:style-name="ce23"/>
          <table:table-cell table:style-name="Excel_20_Built-in_20_Normal"/>
          <table:table-cell table:number-columns-repeated="4"/>
          <table:table-cell table:style-name="Excel_20_Built-in_20_Normal"/>
          <table:table-cell table:style-name="ce5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12"/>
          <table:table-cell table:style-name="ce15"/>
          <table:table-cell table:style-name="ce23"/>
          <table:table-cell table:style-name="Excel_20_Built-in_20_Normal"/>
          <table:table-cell table:number-columns-repeated="5"/>
          <table:table-cell table:style-name="ce51"/>
          <table:table-cell table:style-name="ce56"/>
          <table:table-cell table:number-columns-repeated="1012"/>
        </table:table-row>
        <table:table-row table:style-name="ro1">
          <table:table-cell table:style-name="ce5"/>
          <table:table-cell table:style-name="ce12"/>
          <table:table-cell table:style-name="ce16"/>
          <table:table-cell table:style-name="ce23"/>
          <table:table-cell table:style-name="Excel_20_Built-in_20_Normal"/>
          <table:table-cell table:number-columns-repeated="5"/>
          <table:table-cell table:style-name="ce51"/>
          <table:table-cell table:style-name="ce56"/>
          <table:table-cell table:number-columns-repeated="1012"/>
        </table:table-row>
        <table:table-row table:style-name="ro2">
          <table:table-cell table:style-name="ce5"/>
          <table:table-cell table:style-name="ce12"/>
          <table:table-cell table:style-name="ce17"/>
          <table:table-cell table:style-name="ce23"/>
          <table:table-cell table:style-name="Excel_20_Built-in_20_Normal"/>
          <table:table-cell table:number-columns-repeated="5"/>
          <table:table-cell table:style-name="ce34"/>
          <table:table-cell table:style-name="ce41"/>
          <table:table-cell table:number-columns-repeated="1012"/>
        </table:table-row>
        <table:table-row table:style-name="ro4">
          <table:table-cell table:style-name="ce6"/>
          <table:table-cell table:style-name="ce13" table:number-columns-repeated="2"/>
          <table:table-cell table:style-name="ce24"/>
          <table:table-cell table:style-name="Excel_20_Built-in_20_Normal"/>
          <table:table-cell table:number-columns-repeated="5"/>
          <table:table-cell table:style-name="ce34"/>
          <table:table-cell table:style-name="ce41"/>
          <table:table-cell table:number-columns-repeated="1012"/>
        </table:table-row>
        <table:table-row table:style-name="ro6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ce35" table:number-columns-repeated="2"/>
          <table:table-cell table:number-columns-repeated="1016"/>
        </table:table-row>
        <table:table-row table:style-name="ro2" table:number-rows-repeated="4">
          <table:table-cell table:number-columns-repeated="5"/>
          <table:table-cell table:style-name="ce35"/>
          <table:table-cell table:style-name="ce42" table:number-columns-repeated="2"/>
          <table:table-cell table:number-columns-repeated="1016"/>
        </table:table-row>
        <table:table-row table:style-name="ro6" table:number-rows-repeated="10484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21:21:39.5141723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2014-15" style:display-name="PageStyle_201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15-06-08T22:48:55.553374993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41" meta:object-count="0"/>
  </office:meta>
</office:document-meta>
</file>